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may-break-between-rows="false" style:writing-mode="lr-tb"/>
    </style:style>
    <style:style style:name="Table3.A" style:family="table-column">
      <style:table-column-properties style:column-width="3.665cm" style:rel-column-width="13656*"/>
    </style:style>
    <style:style style:name="Table3.B" style:family="table-column">
      <style:table-column-properties style:column-width="3.45cm" style:rel-column-width="12854*"/>
    </style:style>
    <style:style style:name="Table3.C" style:family="table-column">
      <style:table-column-properties style:column-width="1.445cm" style:rel-column-width="5382*"/>
    </style:style>
    <style:style style:name="Table3.D" style:family="table-column">
      <style:table-column-properties style:column-width="1.198cm" style:rel-column-width="4462*"/>
    </style:style>
    <style:style style:name="Table3.E" style:family="table-column">
      <style:table-column-properties style:column-width="1.372cm" style:rel-column-width="5112*"/>
    </style:style>
    <style:style style:name="Table3.F" style:family="table-column">
      <style:table-column-properties style:column-width="1.88cm" style:rel-column-width="7005*"/>
    </style:style>
    <style:style style:name="Table3.G" style:family="table-column">
      <style:table-column-properties style:column-width="4.581cm" style:rel-column-width="17064*"/>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3.81cm" style:rel-column-width="14195*"/>
    </style:style>
    <style:style style:name="Table2.B" style:family="table-column">
      <style:table-column-properties style:column-width="3.179cm" style:rel-column-width="11842*"/>
    </style:style>
    <style:style style:name="Table2.C" style:family="table-column">
      <style:table-column-properties style:column-width="2.803cm" style:rel-column-width="10442*"/>
    </style:style>
    <style:style style:name="Table2.D" style:family="table-column">
      <style:table-column-properties style:column-width="2.531cm" style:rel-column-width="9430*"/>
    </style:style>
    <style:style style:name="Table2.E" style:family="table-column">
      <style:table-column-properties style:column-width="5.267cm" style:rel-column-width="19626*"/>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77e04"/>
    </style:style>
    <style:style style:name="P5"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Table_20_Contents">
      <style:paragraph-properties fo:margin-top="0cm" fo:margin-bottom="0cm" loext:contextual-spacing="false" fo:text-align="center" style:justify-single-word="false"/>
    </style:style>
    <style:style style:name="P8"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9" style:family="paragraph" style:parent-style-name="Table_20_Heading">
      <style:paragraph-properties fo:margin-top="0cm" fo:margin-bottom="0cm" loext:contextual-spacing="false"/>
    </style:style>
    <style:style style:name="P10"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2" style:family="paragraph" style:parent-style-name="Standard">
      <style:paragraph-properties fo:break-before="page"/>
    </style:style>
    <style:style style:name="P13" style:family="paragraph" style:parent-style-name="Contents_20_2">
      <style:paragraph-properties>
        <style:tab-stops>
          <style:tab-stop style:position="17.59cm" style:type="right" style:leader-style="dotted" style:leader-text="."/>
        </style:tab-stops>
      </style:paragraph-properties>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Standard" style:list-style-name="L1">
      <style:paragraph-properties fo:margin-top="0cm" fo:margin-bottom="0cm" loext:contextual-spacing="false"/>
    </style:style>
    <style:style style:name="P16" style:family="paragraph" style:parent-style-name="Standard" style:list-style-name="L2">
      <style:paragraph-properties fo:margin-top="0cm" fo:margin-bottom="0cm"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Standard" style:list-style-name="L2">
      <style:paragraph-properties fo:margin-top="0cm" fo:margin-bottom="0cm" loext:contextual-spacing="false"/>
    </style:style>
    <style:style style:name="P18" style:family="paragraph" style:parent-style-name="Standard" style:list-style-name="L2">
      <style:paragraph-properties fo:margin-top="0.3cm" fo:margin-bottom="0cm"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list-style-name="L2">
      <style:paragraph-properties fo:margin-top="0cm" fo:margin-bottom="0.3cm" loext:contextual-spacing="false"/>
    </style:style>
    <style:style style:name="P20" style:family="paragraph" style:parent-style-name="Heading_20_1" style:master-page-name="First_20_Page">
      <style:paragraph-properties style:page-number="auto"/>
    </style:style>
    <style:style style:name="P21" style:family="paragraph" style:parent-style-name="Heading_20_2">
      <style:text-properties style:font-name="Arial1" fo:font-size="14pt" style:font-size-asian="14pt" style:font-size-complex="14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fo:language="en" fo:country="US" style:font-name-asian="Times New Roman" style:font-name-complex="Times New Roman" style:language-complex="ar" style:country-complex="SA"/>
    </style:style>
    <style:style style:name="T7" style:family="text">
      <style:text-properties fo:language="en" fo:country="US" style:language-complex="ar" style:country-complex="SA"/>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e OpenLCB Standards are independently normative. <text:s/>That is, each document contains statements that assert how things should or ought to be, and each document is written to be self consistent. <text:s/>In general, documents marked as Standards focus on explicit requirements and assertions, while Technical Notes provide non-binding context and rationale; to avoid confusion, the terms Normative and Informative are liberally used in section headings.</text:p>
      <text:p text:style-name="Standard">This Technical Note provides common background information that may be useful as you read existing Standards and Technical Notes, and may provide useful guidance as you write new ones.</text:p>
      <text:p text:style-name="Standard">This Technical Note is not normative in any way.</text:p>
      <text:h text:style-name="Heading_20_1" text:outline-level="1">Data</text:h>
      <text:h text:style-name="Heading_20_2" text:outline-level="2">Reserved fields</text:h>
      <text:p text:style-name="Standard">When <text:span text:style-name="T8">sending</text:span><text:span text:style-name="T9"> a message, set reserved fields to zero value unless otherwise specified. When </text:span><text:span text:style-name="T8">transporting</text:span><text:span text:style-name="T9"> a message, transport reserved quantities unchanged.</text:span></text:p>
      <text:p text:style-name="Standard"><text:span text:style-name="T9">When </text:span><text:span text:style-name="T8">receiving</text:span><text:span text:style-name="T9"> a message, consult the Standard: reserved fields come in two flavors. One is “reserved, send as zero, </text:span><text:span text:style-name="T8">ignore upon receipt</text:span><text:span text:style-name="T9">”. This means that a receiving node shall process the message, ignoring the value in the reserved field (or assuming it was the default value of zero). Some future extension or additional information may not be available, but the interaction can be continued without it. The other flavor is “reserved, send as zero, </text:span><text:span text:style-name="T8">check upon receipt</text:span><text:span text:style-name="T9">”. This means that if the receiving node finds a non-zero value in that field, it must abort processing the message, not perform any action requested by it, and if appropriate, should respond with an error code, preferably some form of “unimplemented”. Future versions of the standard may define the bits marked with “check upon receipt” in a way that is incompatible with previous versions of the standard, including giving the rest of the message a completely different meaning when the reserved field is not the default value.</text:span></text:p>
      <text:p text:style-name="Standard">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IEEE half-size (16 bit) floats are used in e.g. the Throttle protocols under development.</text:p>
      <text:h text:style-name="Heading_20_2" text:outline-level="2">Byte sequences</text:h>
      <text:p text:style-name="Standard">Bytes are defined as 8 bits.</text:p>
      <text:p text:style-name="Standard"><text:soft-page-break/>OpenLCB is, by default, big-endian. <text:s/>When sending multi-byte data, the byte containing the most significant bits is sent first. This is the same as the CAN header, Ethernet and the common internet protocols, but not the same as the Intel x86 architecture.</text:p>
      <text:p text:style-name="Standard">When a sequence of bytes is being documented or described, the first or most significant is labeled 0, <text:span text:style-name="T5">the</text:span> next is labe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p>
      <text:p text:style-name="Standard">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5">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 text:style-name="Internet_20_link" text:visited-style-name="Visited_20_Internet_20_Link">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 text:style-name="Internet_20_link" text:visited-style-name="Visited_20_Internet_20_Link">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5">the</text:span> relevant standard. For example, XML CDI strings can start with either <text:span text:style-name="T5">the</text:span> UTF-8 text for “&lt;?xml” which starts with 0x3C, or with a 0x80 followed by an indication of the format of the compressed UTF-8 text that follows. See <text:span text:style-name="T5">the</text:span> individual standards for more information.</text:p>
      <text:h text:style-name="Heading_20_1" text:outline-level="1"><text:soft-page-break/>Presentation</text:h>
      <text:p text:style-name="Standard">OpenLCB documents use the prefix “0x” to indicate a hexadecimal value. <text:s/>Hexadecimal values are presented with capital letters: 0xAB not 0xab. A sequence of bytes only requires <text:span text:style-name="T5">the</text:span> “0x” prefix on the first byte: <text:s/>0x12 34 56 78.</text:p>
      <text:p text:style-name="Standard">OpenLCB documents use the prefix “0b” to represent a binary value.</text:p>
      <text:p text:style-name="Standard">Octal representations are not used.</text:p>
      <text:p text:style-name="Standard">The boolean values are “true” and “false”.</text:p>
      <text:p text:style-name="Standard">Constants should always include <text:span text:style-name="T5">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5">and</text:span> four-bit nibbles in binary (0b1000,0000). Do not put a space after the comma. </text:p>
      <text:p text:style-name="Standard">Byte sequences for specific quantities, including both Unique ID (node ID) and Event ID values, should be shown in dotted-hex format e.g. “01.AB.34.01.CD.E3”. General byte sequences that don't represent a single value should be in spaced-hex format, e.g. “01 02 AB DE 00 00”. 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21" text:outline-level="2"><text:span text:style-name="T6">Presentation of an OpenLCB </text:span><text:span text:style-name="T7">message</text:span></text:h>
      <text:p text:style-name="Standard">OpenLCB messages are described in this common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8">Name</text:p>
          </table:table-cell>
          <table:table-cell table:style-name="Table3.A1" office:value-type="string">
            <text:p text:style-name="P8">Description</text:p>
          </table:table-cell>
          <table:table-cell table:style-name="Table3.A1" office:value-type="string">
            <text:p text:style-name="P9">Simple Node </text:p>
          </table:table-cell>
          <table:table-cell table:style-name="Table3.A1" office:value-type="string">
            <text:p text:style-name="P9">Dest ID</text:p>
          </table:table-cell>
          <table:table-cell table:style-name="Table3.A1" office:value-type="string">
            <text:p text:style-name="P8">Event ID</text:p>
          </table:table-cell>
          <table:table-cell table:style-name="Table3.A1" office:value-type="string">
            <text:p text:style-name="P8">Common</text:p>
            <text:p text:style-name="P8">MTI</text:p>
          </table:table-cell>
          <table:table-cell table:style-name="Table3.G1" office:value-type="string">
            <text:p text:style-name="P8">Data Content</text:p>
          </table:table-cell>
        </table:table-row>
        <table:table-row>
          <table:table-cell table:style-name="Table3.A2" office:value-type="string">
            <text:p text:style-name="P7"/>
          </table:table-cell>
          <table:table-cell table:style-name="Table3.A2" office:value-type="string">
            <text:p text:style-name="P7">(optional field)</text:p>
          </table:table-cell>
          <table:table-cell table:style-name="Table3.A2" office:value-type="string">
            <text:p text:style-name="P7">N</text:p>
          </table:table-cell>
          <table:table-cell table:style-name="Table3.A2" office:value-type="string">
            <text:p text:style-name="P7">N</text:p>
          </table:table-cell>
          <table:table-cell table:style-name="Table3.A2" office:value-type="string">
            <text:p text:style-name="P7">N</text:p>
          </table:table-cell>
          <table:table-cell table:style-name="Table3.A2" office:value-type="string">
            <text:p text:style-name="P7">0x0000</text:p>
          </table:table-cell>
          <table:table-cell table:style-name="Table3.G2" office:value-type="string">
            <text:p text:style-name="P7"/>
          </table:table-cell>
        </table:table-row>
      </table:table>
      <text:p text:style-name="Standard"/>
      <text:list xml:id="list3160245632696864345" text:style-name="L1">
        <text:list-item>
          <text:p text:style-name="P15">Name: Standard name of the message.</text:p>
        </text:list-item>
      </text:list>
      <text:list xml:id="list7189031141763663181" text:style-name="L2">
        <text:list-item>
          <text:p text:style-name="P16"><text:soft-page-break/>Description: Optional field, generally used if there is variant forms. </text:p>
        </text:list-item>
        <text:list-item>
          <text:p text:style-name="P16">Simple Node: Whether the message is included in the “simple node subset” (defined in the Message Networking TN).</text:p>
        </text:list-item>
        <text:list-item>
          <text:p text:style-name="P17">Dest ID: Whether this message includes <text:span text:style-name="T5">a destination address for a specific node. If not, the message is global.</text:span></text:p>
        </text:list-item>
        <text:list-item>
          <text:p text:style-name="P17">Event ID: Whether this message includes <text:span text:style-name="T5">an Event ID.</text:span></text:p>
          <text:p text:style-name="P17">Common MTI: The 16-bit value, typically in hex notation, of the full Message Type Indicator.</text:p>
        </text:list-item>
        <text:list-item>
          <text:p text:style-name="P17">Data Content: Summary description of data bytes, if any, included after fixed fields such as MTI and destination address.</text:p>
        </text:list-item>
      </text:list>
      <text:p text:style-name="Standard"/>
      <text:p text:style-name="Standard">Adaptation to CAN messages are described in this forma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Name</text:p>
          </table:table-cell>
          <table:table-cell table:style-name="Table2.A1" office:value-type="string">
            <text:p text:style-name="P9">Description</text:p>
          </table:table-cell>
          <table:table-cell table:style-name="Table2.A1" office:value-type="string">
            <text:p text:style-name="P8">CAN-MTI</text:p>
          </table:table-cell>
          <table:table-cell table:style-name="Table2.A1" office:value-type="string">
            <text:p text:style-name="P9">CAN Header</text:p>
          </table:table-cell>
          <table:table-cell table:style-name="Table2.E1" office:value-type="string">
            <text:p text:style-name="P8">Data Content</text:p>
          </table:table-cell>
        </table:table-row>
        <table:table-row>
          <table:table-cell table:style-name="Table2.A2" office:value-type="string">
            <text:p text:style-name="P7"/>
          </table:table-cell>
          <table:table-cell table:style-name="Table2.A2" office:value-type="string">
            <text:p text:style-name="P7">(optional field)</text:p>
          </table:table-cell>
          <table:table-cell table:style-name="Table2.A2" office:value-type="string">
            <text:p text:style-name="P7">0x000</text:p>
            <text:p text:style-name="P7">(optional field)</text:p>
          </table:table-cell>
          <table:table-cell table:style-name="Table2.A2" office:value-type="string">
            <text:p text:style-name="P7">0x1800,0sss</text:p>
          </table:table-cell>
          <table:table-cell table:style-name="Table2.E2" office:value-type="string">
            <text:p text:style-name="P7">fddd</text:p>
          </table:table-cell>
        </table:table-row>
      </table:table>
      <text:list xml:id="list205619511018451" text:continue-numbering="true" text:style-name="L2">
        <text:list-item>
          <text:p text:style-name="P18">Name: Standard name of the message.</text:p>
        </text:list-item>
        <text:list-item>
          <text:p text:style-name="P16">Description: Optional field, generally used if there is variant forms. </text:p>
        </text:list-item>
        <text:list-item>
          <text:p text:style-name="P16">CAN-MTI format: Typical CAN frame representation of the MTI. Optional field, used only if the CAN-MTI is not equal to the low 12 bits of the Common MTI.</text:p>
        </text:list-item>
        <text:list-item>
          <text:p text:style-name="P16">CAN Header: Contains the CAN header. <text:s/>Source node ID alias is represented by “sss”. <text:s/>Destination node ID alias, if present, is represented by “ddd”.</text:p>
        </text:list-item>
        <text:list-item>
          <text:p text:style-name="P19">Data Content: Summary description of data bytes, if any. For addressed messages, also include the fixed destination address format, represented as “fddd”, where the “f” represents fragmentation flags. <text:s/></text:p>
        </text:list-item>
      </text:list>
      <text:p text:style-name="P10">Note that this information is not completely independent. <text:s/>The MTI value depends on simple subset, priority subgroup, etc, values. <text:s/>The messages are detailed in specific associated documentation. <text:s/>That documentation is considered normative.</text:p>
      <text:p text:style-name="P10">For more information, see the various “Message Networking” Standards and Technical Notes.</text:p>
      <text:p text:style-name="Standard"/>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text:s/>1 Introduction<text:tab/>1</text:p>
          <text:p text:style-name="P14"><text:s/>2 Data<text:tab/>1</text:p>
          <text:p text:style-name="P13"><text:s/>2.1 Reserved fields<text:tab/>1</text:p>
          <text:p text:style-name="P13"><text:s/>2.2 Numerical representation<text:tab/>1</text:p>
          <text:p text:style-name="P13"><text:s/>2.3 Byte sequences<text:tab/>1</text:p>
          <text:p text:style-name="P13"><text:s/>2.4 Bit sequences<text:tab/>2</text:p>
          <text:p text:style-name="P13"><text:s/>2.5 Strings<text:tab/>2</text:p>
          <text:p text:style-name="P14"><text:s/>3 Presentation<text:tab/>3</text:p>
          <text:p text:style-name="P13"><text:s/>3.1 Presentation of CAN Quantities<text:tab/>3</text:p>
          <text:p text:style-name="P13"><text:s/>3.2 Presentation of an OpenLCB message<text:tab/>3</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18cm" fo:margin-left="0.466cm" fo:margin-right="0.026cm" table:align="margins" style:writing-mode="lr-tb"/>
    </style:style>
    <style:style style:name="Table1.A" style:family="table-column">
      <style:table-column-properties style:column-width="8.408cm" style:rel-column-width="34402*"/>
    </style:style>
    <style:style style:name="Table1.B" style:family="table-column">
      <style:table-column-properties style:column-width="0.109cm" style:rel-column-width="447*"/>
    </style:style>
    <style:style style:name="Table1.C" style:family="table-column">
      <style:table-column-properties style:column-width="4.182cm" style:rel-column-width="17110*"/>
    </style:style>
    <style:style style:name="Table1.D" style:family="table-column">
      <style:table-column-properties style:column-width="3.318cm" style:rel-column-width="13576*"/>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77e04"/>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ommon Information Technical Note</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46cm" svg:y="0.519cm" svg:width="7.107cm" svg:height="2.517cm" draw:z-index="0"><draw:image xlink:href="Pictures/10000000000001310000006C617D372BF560F942.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Common Inform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ommon Information Technical Note</dc:title>
    <meta:initial-creator>Alex Shepherd</meta:initial-creator>
    <meta:creation-date>2009-01-22T07:11:27</meta:creation-date>
    <meta:editing-cycles>129</meta:editing-cycles>
    <meta:editing-duration>PT15H27M48S</meta:editing-duration>
    <meta:generator>LibreOffice/5.2.3.3$MacOSX_X86_64 LibreOffice_project/d54a8868f08a7b39642414cf2c8ef2f228f780cf</meta:generator>
    <dc:date>2021-04-30T20:56:19.070773560</dc:date>
    <meta:keyword>OpenLCB Common Information</meta:keyword>
    <meta:document-statistic meta:table-count="3" meta:image-count="1" meta:object-count="0" meta:page-count="5" meta:paragraph-count="100" meta:word-count="1556" meta:character-count="9756" meta:non-whitespace-character-count="8263"/>
    <meta:user-defined meta:name="OLCBdate">Apr 25, 2021</meta:user-defined>
    <meta:user-defined meta:name="OLCBstatus">Adopted</meta:user-defined>
    <meta:user-defined meta:name="OLCByear">2021</meta:user-defined>
  </office:meta>
</office:document-meta>
</file>